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BF034C20BFB0C1A.png" manifest:media-type="image/png"/>
  <manifest:file-entry manifest:full-path="Pictures/100002010000006B0000006BFA135728F57DC340.png" manifest:media-type="image/png"/>
  <manifest:file-entry manifest:full-path="Pictures/1000026E00000B0F00000B0FE963F98B6DA2029C.svg" manifest:media-type="image/svg+xml"/>
  <manifest:file-entry manifest:full-path="Pictures/1000020700000B0F00000B0FD59DFFAF2A59CBD2.svg" manifest:media-type="image/svg+xml"/>
  <manifest:file-entry manifest:full-path="Pictures/100002010000006400000064343362D6AFFAEF36.png" manifest:media-type="image/png"/>
  <manifest:file-entry manifest:full-path="Pictures/1000020100000064000000648C0167147961E2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1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0000" draw:fill="solid" draw:fill-color="#eeeee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</style:style>
    <style:style style:name="gr33" style:family="graphic" style:parent-style-name="standard">
      <style:graphic-properties draw:stroke="none" draw:fill="none" draw:fill-color="#729fcf" fo:min-height="0.713cm"/>
    </style:style>
    <style:style style:name="gr34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3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36" style:family="graphic" style:parent-style-name="objectwithoutfill">
      <style:graphic-properties svg:stroke-color="#000000" draw:fill="solid" draw:fill-color="#000000" draw:textarea-vertical-align="middle"/>
    </style:style>
    <style:style style:name="gr3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3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3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40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</style:style>
    <style:style style:name="gr4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</style:style>
    <style:style style:name="gr4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4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4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47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49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5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5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5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5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57" style:family="graphic" style:parent-style-name="standard">
      <style:graphic-properties draw:stroke="none" draw:fill="none" draw:fill-color="#729fcf" fo:min-height="0.476cm"/>
    </style:style>
    <style:style style:name="gr5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59" style:family="graphic">
      <style:graphic-properties style:protect="size"/>
    </style:style>
    <style:style style:name="gr60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6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6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66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68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69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1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7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7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</style:style>
    <style:style style:name="gr79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</style:style>
    <style:style style:name="gr80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</style:style>
    <style:style style:name="gr81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</style:style>
    <style:style style:name="gr83" style:family="graphic" style:parent-style-name="standard">
      <style:graphic-properties draw:stroke="none" draw:fill="none" draw:fill-color="#729fcf" fo:min-height="1.025cm"/>
    </style:style>
    <style:style style:name="gr8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85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8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8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88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8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</style:style>
    <style:style style:name="gr9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</style:style>
    <style:style style:name="gr9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9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9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9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98" style:family="graphic" style:parent-style-name="standard">
      <style:graphic-properties draw:stroke="none" draw:fill="none" draw:fill-color="#729fcf" fo:min-height="0.654cm"/>
    </style:style>
    <style:style style:name="gr9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</style:style>
    <style:style style:name="gr10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0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0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0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0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06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0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0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0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0" style:family="graphic" style:parent-style-name="standard">
      <style:graphic-properties draw:stroke="none" draw:fill="none" draw:fill-color="#729fcf" fo:min-height="0.395cm"/>
    </style:style>
    <style:style style:name="gr11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1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1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e0c2cd"/>
      <style:paragraph-properties fo:text-align="center"/>
    </style:style>
    <style:style style:name="P21" style:family="paragraph">
      <loext:graphic-properties draw:fill-color="#a1467e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-color="#ffe994" draw:opacity="100%"/>
      <style:paragraph-properties fo:text-align="center" style:writing-mode="lr-tb"/>
    </style:style>
    <style:style style:name="P30" style:family="paragraph">
      <loext:graphic-properties draw:fill="none" draw:fill-color="#000000"/>
      <style:paragraph-properties fo:text-align="center"/>
    </style:style>
    <style:style style:name="P31" style:family="paragraph">
      <loext:graphic-properties draw:fill-color="#b3cac7" draw:opacity="100%"/>
      <style:paragraph-properties fo:text-align="center"/>
    </style:style>
    <style:style style:name="P32" style:family="paragraph">
      <loext:graphic-properties draw:fill-color="#e6e905" draw:opacity="100%"/>
      <style:paragraph-properties fo:text-align="center"/>
    </style:style>
    <style:style style:name="P33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loext:graphic-properties draw:fill-color="#eeeeee" draw:opacity="31%"/>
      <style:paragraph-properties fo:text-align="center"/>
    </style:style>
    <style:style style:name="P36" style:family="paragraph">
      <loext:graphic-properties draw:fill-color="#b4c7dc" draw:opacity="100%"/>
      <style:paragraph-properties fo:text-align="center"/>
    </style:style>
    <style:style style:name="P37" style:family="paragraph">
      <loext:graphic-properties draw:fill-color="#ff8000" draw:opacity="100%"/>
      <style:paragraph-properties fo:text-align="center"/>
    </style:style>
    <style:style style:name="P38" style:family="paragraph">
      <loext:graphic-properties draw:fill-color="#ffbf00" draw:opacity="100%"/>
      <style:paragraph-properties fo:text-align="center"/>
    </style:style>
    <style:style style:name="P39" style:family="paragraph">
      <loext:graphic-properties draw:fill-color="#77bc65" draw:opacity="100%"/>
      <style:paragraph-properties fo:text-align="center"/>
    </style:style>
    <style:style style:name="P40" style:family="paragraph">
      <loext:graphic-properties draw:fill-color="#e16173" draw:opacity="100%"/>
      <style:paragraph-properties fo:text-align="center"/>
    </style:style>
    <style:style style:name="P41" style:family="paragraph">
      <loext:graphic-properties draw:fill-color="#ff972f" draw:opacity="100%"/>
      <style:paragraph-properties fo:text-align="center"/>
    </style:style>
    <style:style style:name="P42" style:family="paragraph">
      <loext:graphic-properties draw:fill-color="#c9211e" draw:opacity="100%"/>
      <style:paragraph-properties fo:text-align="center"/>
    </style:style>
    <style:style style:name="P43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5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47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>
          <draw:g>
            <draw:g xml:id="id1" draw:id="id1">
              <draw:custom-shape draw:style-name="gr1" draw:text-style-name="P2" draw:layer="layout" svg:width="6.6cm" svg:height="3.235cm" svg:x="4.3cm" svg:y="10.35cm">
                <text:p text:style-name="P1"><text:span text:style-name="T1">IterHMMBuild</text:span></text:p>
                <text:p text:style-name="P1"><text:span text:style-name="T2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1.3cm" svg:height="1.46cm" svg:x="6.956cm" svg:y="11.825cm">
                <draw:image xlink:href="Pictures/100002010000006400000064343362D6AFFAEF36.png" xlink:type="simple" xlink:show="embed" xlink:actuate="onLoad">
                  <text:p/>
                </draw:image>
              </draw:frame>
            </draw:g>
            <draw:line draw:style-name="gr3" draw:text-style-name="P4" draw:layer="layout" svg:x1="1.485cm" svg:y1="7.2cm" svg:x2="2.417cm" svg:y2="7.2cm">
              <text:p/>
            </draw:line>
            <draw:g>
              <draw:custom-shape draw:style-name="gr4" draw:text-style-name="P5" draw:layer="layout" svg:width="1.1cm" svg:height="1.428cm" svg:x="1.4cm" svg:y="10.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4" draw:layer="layout" svg:x1="1.479cm" svg:y1="10.259cm" svg:x2="2.279cm" svg:y2="10.259cm">
                <text:p/>
              </draw:line>
              <draw:line draw:style-name="gr3" draw:text-style-name="P4" draw:layer="layout" svg:x1="1.479cm" svg:y1="10.385cm" svg:x2="2.279cm" svg:y2="10.385cm">
                <text:p/>
              </draw:line>
              <draw:line draw:style-name="gr3" draw:text-style-name="P4" draw:layer="layout" svg:x1="1.479cm" svg:y1="10.511cm" svg:x2="2.279cm" svg:y2="10.511cm">
                <text:p/>
              </draw:line>
              <draw:line draw:style-name="gr3" draw:text-style-name="P4" draw:layer="layout" svg:x1="1.479cm" svg:y1="10.637cm" svg:x2="2.279cm" svg:y2="10.637cm">
                <text:p/>
              </draw:line>
              <draw:line draw:style-name="gr3" draw:text-style-name="P4" draw:layer="layout" svg:x1="1.479cm" svg:y1="10.763cm" svg:x2="2.279cm" svg:y2="10.763cm">
                <text:p/>
              </draw:line>
            </draw:g>
            <draw:g>
              <draw:custom-shape draw:style-name="gr5" draw:text-style-name="P6" draw:layer="layout" svg:width="1.095cm" svg:height="1.426cm" svg:x="1.4cm" svg:y="12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4" draw:layer="layout" svg:x1="1.48cm" svg:y1="12.908cm" svg:x2="1.98cm" svg:y2="12.908cm">
                <text:p/>
              </draw:line>
              <draw:line draw:style-name="gr3" draw:text-style-name="P4" draw:layer="layout" svg:x1="1.48cm" svg:y1="13.034cm" svg:x2="1.98cm" svg:y2="13.034cm">
                <text:p/>
              </draw:line>
              <draw:line draw:style-name="gr3" draw:text-style-name="P4" draw:layer="layout" svg:x1="1.48cm" svg:y1="13.16cm" svg:x2="1.98cm" svg:y2="13.16cm">
                <text:p/>
              </draw:line>
              <draw:line draw:style-name="gr3" draw:text-style-name="P4" draw:layer="layout" svg:x1="1.48cm" svg:y1="13.286cm" svg:x2="1.98cm" svg:y2="13.286cm">
                <text:p/>
              </draw:line>
              <draw:line draw:style-name="gr3" draw:text-style-name="P4" draw:layer="layout" svg:x1="1.48cm" svg:y1="13.412cm" svg:x2="1.98cm" svg:y2="13.412cm">
                <text:p/>
              </draw:line>
            </draw:g>
            <draw:g xml:id="id2" draw:id="id2">
              <draw:custom-shape draw:style-name="gr6" draw:text-style-name="P7" draw:layer="layout" svg:width="3.2cm" svg:height="0.8cm" svg:x="12.895cm" svg:y="10.795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8" draw:layer="layout" svg:width="3.2cm" svg:height="0.8cm" svg:x="12.895cm" svg:y="11.595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3.2cm" svg:height="0.7cm" svg:x="12.895cm" svg:y="12.395cm">
                <text:p/>
                <draw:enhanced-geometry svg:viewBox="0 0 21600 21600" draw:type="rectangle" draw:enhanced-path="M 0 0 L 21600 0 21600 21600 0 21600 0 0 Z N"/>
              </draw:custom-shape>
              <draw:frame draw:style-name="gr9" draw:text-style-name="P10" draw:layer="layout" svg:width="3.8cm" svg:height="3.8cm" svg:x="12.6cm" svg:y="10.05cm">
                <draw:image xlink:href="Pictures/1000020100000064000000648C0167147961E267.png" xlink:type="simple" xlink:show="embed" xlink:actuate="onLoad">
                  <text:p/>
                </draw:image>
              </draw:frame>
            </draw:g>
            <draw:g xml:id="id3" draw:id="id3">
              <draw:custom-shape draw:style-name="gr10" draw:text-style-name="P12" draw:layer="layout" svg:width="6.6cm" svg:height="3.235cm" svg:x="18.8cm" svg:y="10.35cm">
                <text:p text:style-name="P11"><text:span text:style-name="T1">ProSeCDA</text:span></text:p>
                <text:p text:style-name="P11"><text:span text:style-name="T2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10" draw:layer="layout" svg:width="1.3cm" svg:height="1.46cm" svg:x="21.456cm" svg:y="11.825cm">
                <draw:image xlink:href="Pictures/100002010000006400000064343362D6AFFAEF36.png" xlink:type="simple" xlink:show="embed" xlink:actuate="onLoad">
                  <text:p/>
                </draw:image>
              </draw:frame>
            </draw:g>
            <draw:g>
              <draw:custom-shape draw:style-name="gr12" draw:text-style-name="P13" draw:layer="layout" svg:width="1.879cm" svg:height="2.254cm" svg:x="18.454cm" svg:y="5.2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1.875cm" svg:height="2.264cm" svg:x="18.346cm" svg:y="5.39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88cm" svg:height="2.254cm" svg:x="18.233cm" svg:y="5.504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4" draw:layer="layout" svg:x1="18.378cm" svg:y1="5.776cm" svg:x2="19.969cm" svg:y2="5.776cm">
                <text:p/>
              </draw:line>
              <draw:line draw:style-name="gr3" draw:text-style-name="P4" draw:layer="layout" svg:x1="18.378cm" svg:y1="6.118cm" svg:x2="19.969cm" svg:y2="6.118cm">
                <text:p/>
              </draw:line>
              <draw:line draw:style-name="gr3" draw:text-style-name="P4" draw:layer="layout" svg:x1="18.378cm" svg:y1="6.459cm" svg:x2="19.969cm" svg:y2="6.459cm">
                <text:p/>
              </draw:line>
              <draw:line draw:style-name="gr3" draw:text-style-name="P4" draw:layer="layout" svg:x1="18.378cm" svg:y1="6.801cm" svg:x2="19.969cm" svg:y2="6.801cm">
                <text:p/>
              </draw:line>
              <draw:line draw:style-name="gr3" draw:text-style-name="P4" draw:layer="layout" svg:x1="18.378cm" svg:y1="7.143cm" svg:x2="19.969cm" svg:y2="7.143cm">
                <text:p/>
              </draw:line>
              <draw:line draw:style-name="gr3" draw:text-style-name="P4" draw:layer="layout" svg:x1="18.378cm" svg:y1="7.485cm" svg:x2="19.969cm" svg:y2="7.485cm">
                <text:p/>
              </draw:line>
            </draw:g>
    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    <text:p/>
            </draw:connector>
    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    <text:p/>
            </draw:connector>
            <draw:custom-shape draw:style-name="gr16" draw:text-style-name="P10" draw:layer="layout" svg:width="0.6cm" svg:height="6.2cm" svg:x="3.1cm" svg:y="8.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17" draw:text-style-name="P10" draw:layer="layout" svg:width="1.001cm" svg:height="5cm" draw:transform="rotate (-1.5702727280193) translate (24.701cm 8.699cm)">
              <text:p/>
    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18" draw:text-style-name="P15" draw:layer="layout" svg:width="0.83cm" svg:height="0.5cm" svg:x="1.8cm" svg:y="13.8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0.83cm" svg:height="0.5cm" svg:x="1.8cm" svg:y="11.1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6" draw:layer="layout" svg:width="1.095cm" svg:height="1.426cm" svg:x="1.4cm" svg:y="7.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4" draw:layer="layout" svg:x1="1.485cm" svg:y1="7.7cm" svg:x2="2.417cm" svg:y2="7.7cm">
                <text:p/>
              </draw:line>
              <draw:line draw:style-name="gr3" draw:text-style-name="P4" draw:layer="layout" svg:x1="1.485cm" svg:y1="7.826cm" svg:x2="2.417cm" svg:y2="7.826cm">
                <text:p/>
              </draw:line>
              <draw:line draw:style-name="gr3" draw:text-style-name="P4" draw:layer="layout" svg:x1="1.485cm" svg:y1="7.952cm" svg:x2="2.417cm" svg:y2="7.952cm">
                <text:p/>
              </draw:line>
              <draw:line draw:style-name="gr3" draw:text-style-name="P4" draw:layer="layout" svg:x1="1.485cm" svg:y1="8.078cm" svg:x2="2.417cm" svg:y2="8.078cm">
                <text:p/>
              </draw:line>
              <draw:line draw:style-name="gr3" draw:text-style-name="P4" draw:layer="layout" svg:x1="1.485cm" svg:y1="8.204cm" svg:x2="2.417cm" svg:y2="8.204cm">
                <text:p/>
              </draw:line>
              <draw:custom-shape draw:style-name="gr18" draw:text-style-name="P15" draw:layer="layout" svg:width="0.83cm" svg:height="0.5cm" svg:x="1.8cm" svg:y="8.6cm">
                <text:p text:style-name="P14"><text:span text:style-name="T3">FA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15" draw:layer="layout" svg:width="0.83cm" svg:height="0.5cm" svg:x="19.6cm" svg:y="7.5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7cm" svg:height="0.2cm" svg:x="1.604cm" svg:y="7.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.485cm" svg:y1="12.4cm" svg:x2="1.985cm" svg:y2="12.4cm">
              <text:p/>
            </draw:line>
            <draw:custom-shape draw:style-name="gr21" draw:text-style-name="P18" draw:layer="layout" svg:width="0.296cm" svg:height="0.2cm" svg:x="1.6cm" svg:y="12.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.485cm" svg:y1="9.8cm" svg:x2="2.285cm" svg:y2="9.8cm">
              <text:p/>
            </draw:line>
            <draw:custom-shape draw:style-name="gr22" draw:text-style-name="P19" draw:layer="layout" svg:width="0.7cm" svg:height="0.2cm" svg:x="1.55cm" svg:y="9.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20" draw:layer="layout" svg:width="1.1cm" svg:height="1.428cm" svg:x="1.392cm" svg:y="15.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4" draw:layer="layout" svg:x1="1.471cm" svg:y1="15.459cm" svg:x2="2.271cm" svg:y2="15.459cm">
                <text:p/>
              </draw:line>
              <draw:line draw:style-name="gr3" draw:text-style-name="P4" draw:layer="layout" svg:x1="1.471cm" svg:y1="15.585cm" svg:x2="2.271cm" svg:y2="15.585cm">
                <text:p/>
              </draw:line>
              <draw:line draw:style-name="gr3" draw:text-style-name="P4" draw:layer="layout" svg:x1="1.471cm" svg:y1="15.711cm" svg:x2="2.271cm" svg:y2="15.711cm">
                <text:p/>
              </draw:line>
              <draw:line draw:style-name="gr3" draw:text-style-name="P4" draw:layer="layout" svg:x1="1.471cm" svg:y1="15.837cm" svg:x2="2.271cm" svg:y2="15.837cm">
                <text:p/>
              </draw:line>
              <draw:line draw:style-name="gr3" draw:text-style-name="P4" draw:layer="layout" svg:x1="1.471cm" svg:y1="15.963cm" svg:x2="2.271cm" svg:y2="15.963cm">
                <text:p/>
              </draw:line>
            </draw:g>
            <draw:custom-shape draw:style-name="gr18" draw:text-style-name="P15" draw:layer="layout" svg:width="0.83cm" svg:height="0.5cm" svg:x="1.792cm" svg:y="16.3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.477cm" svg:y1="15cm" svg:x2="2.277cm" svg:y2="15cm">
              <text:p/>
            </draw:line>
            <draw:custom-shape draw:style-name="gr24" draw:text-style-name="P21" draw:layer="layout" svg:width="0.7cm" svg:height="0.2cm" svg:x="1.55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23" draw:layer="layout" svg:width="3.2cm" svg:height="0.962cm" svg:x="12.9cm" svg:y="10.238cm">
              <draw:text-box>
                <text:p text:style-name="P22"><text:span text:style-name="T4">HMM DB</text:span></text:p>
              </draw:text-box>
            </draw:frame>
            <draw:g xml:id="id4" draw:id="id4">
              <draw:custom-shape draw:style-name="gr26" draw:text-style-name="P24" draw:layer="layout" svg:width="1.879cm" svg:height="2.254cm" svg:x="5.546cm" svg:y="5.49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24" draw:layer="layout" svg:width="1.875cm" svg:height="2.264cm" svg:x="5.438cm" svg:y="5.588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24" draw:layer="layout" svg:width="1.88cm" svg:height="2.254cm" svg:x="5.325cm" svg:y="5.696cm">
                <text:p/>
                <draw:enhanced-geometry svg:viewBox="0 0 21600 21600" draw:type="rectangle" draw:enhanced-path="M 0 0 L 21600 0 21600 21600 0 21600 0 0 Z N"/>
              </draw:custom-shape>
              <draw:line draw:style-name="gr29" draw:text-style-name="P24" draw:layer="layout" svg:x1="5.47cm" svg:y1="5.968cm" svg:x2="7.061cm" svg:y2="5.968cm">
                <text:p/>
              </draw:line>
              <draw:line draw:style-name="gr29" draw:text-style-name="P24" draw:layer="layout" svg:x1="5.47cm" svg:y1="6.31cm" svg:x2="7.061cm" svg:y2="6.31cm">
                <text:p/>
              </draw:line>
              <draw:line draw:style-name="gr29" draw:text-style-name="P24" draw:layer="layout" svg:x1="5.47cm" svg:y1="6.651cm" svg:x2="7.061cm" svg:y2="6.651cm">
                <text:p/>
              </draw:line>
              <draw:line draw:style-name="gr29" draw:text-style-name="P24" draw:layer="layout" svg:x1="5.47cm" svg:y1="6.993cm" svg:x2="7.061cm" svg:y2="6.993cm">
                <text:p/>
              </draw:line>
              <draw:line draw:style-name="gr29" draw:text-style-name="P24" draw:layer="layout" svg:x1="5.47cm" svg:y1="7.335cm" svg:x2="7.061cm" svg:y2="7.335cm">
                <text:p/>
              </draw:line>
              <draw:line draw:style-name="gr29" draw:text-style-name="P24" draw:layer="layout" svg:x1="5.47cm" svg:y1="7.677cm" svg:x2="7.061cm" svg:y2="7.677cm">
                <text:p/>
              </draw:line>
            </draw:g>
            <draw:custom-shape draw:style-name="gr18" draw:text-style-name="P15" draw:layer="layout" svg:width="0.83cm" svg:height="0.5cm" svg:x="6.692cm" svg:y="7.692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frame draw:style-name="gr30" draw:text-style-name="P25" draw:layer="layout" svg:width="6cm" svg:height="2.471cm" svg:x="3.5cm" svg:y="3.284cm">
              <draw:text-box>
                <text:p text:style-name="P22"><text:span text:style-name="T5">Protein dataset</text:span></text:p>
                <text:p text:style-name="P22"><text:span text:style-name="T5">used to learn</text:span><text:span text:style-name="T5"><text:line-break/></text:span><text:span text:style-name="T5"> HMM profile</text:span></text:p>
              </draw:text-box>
            </draw:frame>
    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    <text:p/>
            </draw:connector>
            <draw:frame draw:style-name="gr31" draw:text-style-name="P25" draw:layer="layout" svg:width="5.9cm" svg:height="1.916cm" svg:x="16.3cm" svg:y="3.084cm">
              <draw:text-box>
                <text:p text:style-name="P22"><text:span text:style-name="T5">Protein dataset used</text:span><text:span text:style-name="T5"><text:line-break/></text:span><text:span text:style-name="T5">to search proteins by domain architectures</text:span></text:p>
              </draw:text-box>
            </draw:frame>
    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2748-15 1491-15 2515" svg:viewBox="0 0 16 2516">
              <text:p/>
            </draw:connector>
            <draw:connector draw:style-name="gr15" draw:text-style-name="P4" draw:layer="layout" draw:type="curve" svg:x1="22.1cm" svg:y1="13.585cm" svg:x2="19.035cm" svg:y2="16.1cm" draw:start-shape="id3" draw:start-glue-point="2" draw:end-shape="id6" draw:end-glue-point="0" svg:d="M22100 13585c0 2748-3065 1491-3065 2515" svg:viewBox="0 0 3066 2516">
              <text:p/>
            </draw:connector>
            <draw:connector draw:style-name="gr15" draw:text-style-name="P4" draw:layer="layout" draw:type="curve" svg:x1="22.1cm" svg:y1="13.585cm" svg:x2="25.085cm" svg:y2="16.1cm" draw:start-shape="id3" draw:start-glue-point="2" draw:end-shape="id7" draw:end-glue-point="0" svg:d="M22100 13585c0 2748 2985 1491 2985 2515" svg:viewBox="0 0 2986 2516">
              <text:p/>
            </draw:connector>
            <draw:frame draw:style-name="gr32" draw:text-style-name="P26" draw:layer="layout" svg:width="4.2cm" svg:height="1.361cm" svg:x="22.4cm" svg:y="2.5cm">
              <draw:text-box>
                <text:p text:style-name="P22"><text:span text:style-name="T5">User-defined</text:span><text:span text:style-name="T5"><text:line-break/></text:span><text:span text:style-name="T5">set of rules</text:span></text:p>
              </draw:text-box>
            </draw:frame>
            <draw:g>
              <draw:frame draw:style-name="gr9" draw:text-style-name="P10" draw:layer="layout" svg:width="0.455cm" svg:height="0.496cm" svg:x="24.082cm" svg:y="4.776cm">
                <draw:image xlink:href="Pictures/1000026E00000B0F00000B0FE963F98B6DA2029C.svg" xlink:type="simple" xlink:show="embed" xlink:actuate="onLoad">
                  <text:p/>
                </draw:image>
                <draw:image xlink:href="Pictures/100002010000006B0000006BFA135728F57DC340.png" xlink:type="simple" xlink:show="embed" xlink:actuate="onLoad"/>
              </draw:frame>
              <draw:frame draw:style-name="gr9" draw:text-style-name="P10" draw:layer="layout" svg:width="0.404cm" svg:height="0.44cm" svg:x="24.127cm" svg:y="4.146cm">
                <draw:image xlink:href="Pictures/1000020700000B0F00000B0FD59DFFAF2A59CBD2.svg" xlink:type="simple" xlink:show="embed" xlink:actuate="onLoad">
                  <text:p/>
                </draw:image>
                <draw:image xlink:href="Pictures/100002010000006B0000006B8BF034C20BFB0C1A.png" xlink:type="simple" xlink:show="embed" xlink:actuate="onLoad"/>
              </draw:frame>
              <draw:frame draw:style-name="gr33" draw:text-style-name="P27" draw:layer="layout" svg:width="1.61cm" svg:height="0.963cm" svg:x="22.4cm" svg:y="4.216cm">
                <draw:text-box>
                  <text:p text:style-name="P22"><text:span text:style-name="T6">Family A</text:span></text:p>
                </draw:text-box>
              </draw:frame>
              <draw:line draw:style-name="gr34" draw:text-style-name="P28" draw:layer="layout" svg:x1="24.012cm" svg:y1="4cm" svg:x2="24.012cm" svg:y2="5.667cm">
                <text:p/>
              </draw:line>
              <draw:custom-shape draw:style-name="gr35" draw:text-style-name="P17" draw:layer="layout" svg:width="0.607cm" svg:height="0.2cm" svg:x="25.307cm" svg:y="4.25cm">
                <text:p/>
                <draw:enhanced-geometry svg:viewBox="0 0 21600 21600" draw:type="rectangle" draw:enhanced-path="M 0 0 L 21600 0 21600 21600 0 21600 0 0 Z N"/>
              </draw:custom-shape>
              <draw:line draw:style-name="gr36" draw:text-style-name="P28" draw:layer="layout" svg:x1="22.493cm" svg:y1="5.333cm" svg:x2="26.594cm" svg:y2="5.333cm">
                <text:p/>
              </draw:line>
              <draw:line draw:style-name="gr36" draw:text-style-name="P28" draw:layer="layout" svg:x1="22.493cm" svg:y1="6.667cm" svg:x2="26.594cm" svg:y2="6.667cm">
                <text:p/>
              </draw:line>
              <draw:line draw:style-name="gr37" draw:text-style-name="P4" draw:layer="layout" svg:x1="24.018cm" svg:y1="4.667cm" svg:x2="26.6cm" svg:y2="4.667cm">
                <text:p/>
              </draw:line>
              <draw:line draw:style-name="gr34" draw:text-style-name="P28" draw:layer="layout" svg:x1="24.012cm" svg:y1="5.667cm" svg:x2="24.012cm" svg:y2="7.334cm">
                <text:p/>
              </draw:line>
              <draw:line draw:style-name="gr37" draw:text-style-name="P4" draw:layer="layout" svg:x1="24.018cm" svg:y1="6cm" svg:x2="26.6cm" svg:y2="6cm">
                <text:p/>
              </draw:line>
              <draw:line draw:style-name="gr34" draw:text-style-name="P28" draw:layer="layout" svg:x1="24.012cm" svg:y1="7.333cm" svg:x2="24.012cm" svg:y2="8cm">
                <text:p/>
              </draw:line>
              <draw:line draw:style-name="gr37" draw:text-style-name="P4" draw:layer="layout" svg:x1="24.018cm" svg:y1="7.333cm" svg:x2="26.6cm" svg:y2="7.333cm">
                <text:p/>
              </draw:line>
              <draw:line draw:style-name="gr36" draw:text-style-name="P28" draw:layer="layout" svg:x1="22.493cm" svg:y1="8cm" svg:x2="26.594cm" svg:y2="8cm">
                <text:p/>
              </draw:line>
              <draw:line draw:style-name="gr3" draw:text-style-name="P4" draw:layer="layout" svg:x1="26.594cm" svg:y1="4cm" svg:x2="26.594cm" svg:y2="8cm">
                <text:p/>
              </draw:line>
              <draw:line draw:style-name="gr3" draw:text-style-name="P4" draw:layer="layout" svg:x1="22.493cm" svg:y1="4cm" svg:x2="22.493cm" svg:y2="8cm">
                <text:p/>
              </draw:line>
              <draw:custom-shape draw:style-name="gr38" draw:text-style-name="P19" draw:layer="layout" svg:width="0.607cm" svg:height="0.2cm" svg:x="24.85cm" svg:y="5.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1" draw:layer="layout" svg:width="0.607cm" svg:height="0.2cm" svg:x="25.762cm" svg:y="5.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1" draw:layer="layout" svg:width="0.607cm" svg:height="0.2cm" svg:x="25.002cm" svg:y="6.884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8" draw:layer="layout" svg:width="0.225cm" svg:height="0.2cm" svg:x="25.989cm" svg:y="6.884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29" draw:layer="layout" svg:width="0.607cm" svg:height="0.2cm" svg:x="25.307cm" svg:y="7.5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0" draw:text-style-name="P28" draw:layer="layout" svg:x1="22.493cm" svg:y1="4cm" svg:x2="26.594cm" svg:y2="4cm">
                <text:p/>
              </draw:line>
              <draw:frame draw:style-name="gr33" draw:text-style-name="P27" draw:layer="layout" svg:width="1.61cm" svg:height="0.963cm" svg:x="22.401cm" svg:y="5.551cm">
                <draw:text-box>
                  <text:p text:style-name="P22"><text:span text:style-name="T6">Family B</text:span></text:p>
                </draw:text-box>
              </draw:frame>
              <draw:frame draw:style-name="gr33" draw:text-style-name="P27" draw:layer="layout" svg:width="1.61cm" svg:height="0.963cm" svg:x="22.402cm" svg:y="6.885cm">
                <draw:text-box>
                  <text:p text:style-name="P22"><text:span text:style-name="T6">Family C</text:span></text:p>
                </draw:text-box>
              </draw:frame>
              <draw:frame draw:style-name="gr9" draw:text-style-name="P10" draw:layer="layout" svg:width="0.455cm" svg:height="0.495cm" svg:x="24.082cm" svg:y="6.11cm">
                <draw:image xlink:href="Pictures/1000026E00000B0F00000B0FE963F98B6DA2029C.svg" xlink:type="simple" xlink:show="embed" xlink:actuate="onLoad">
                  <text:p/>
                </draw:image>
                <draw:image xlink:href="Pictures/100002010000006B0000006BFA135728F57DC340.png" xlink:type="simple" xlink:show="embed" xlink:actuate="onLoad"/>
              </draw:frame>
              <draw:frame draw:style-name="gr9" draw:text-style-name="P10" draw:layer="layout" svg:width="0.404cm" svg:height="0.44cm" svg:x="24.127cm" svg:y="5.48cm">
                <draw:image xlink:href="Pictures/1000020700000B0F00000B0FD59DFFAF2A59CBD2.svg" xlink:type="simple" xlink:show="embed" xlink:actuate="onLoad">
                  <text:p/>
                </draw:image>
                <draw:image xlink:href="Pictures/100002010000006B0000006B8BF034C20BFB0C1A.png" xlink:type="simple" xlink:show="embed" xlink:actuate="onLoad"/>
              </draw:frame>
              <draw:frame draw:style-name="gr9" draw:text-style-name="P10" draw:layer="layout" svg:width="0.455cm" svg:height="0.494cm" svg:x="24.082cm" svg:y="7.444cm">
                <draw:image xlink:href="Pictures/1000026E00000B0F00000B0FE963F98B6DA2029C.svg" xlink:type="simple" xlink:show="embed" xlink:actuate="onLoad">
                  <text:p/>
                </draw:image>
                <draw:image xlink:href="Pictures/100002010000006B0000006BFA135728F57DC340.png" xlink:type="simple" xlink:show="embed" xlink:actuate="onLoad"/>
              </draw:frame>
              <draw:frame draw:style-name="gr9" draw:text-style-name="P10" draw:layer="layout" svg:width="0.404cm" svg:height="0.44cm" svg:x="24.127cm" svg:y="6.814cm">
                <draw:image xlink:href="Pictures/1000020700000B0F00000B0FD59DFFAF2A59CBD2.svg" xlink:type="simple" xlink:show="embed" xlink:actuate="onLoad">
                  <text:p/>
                </draw:image>
                <draw:image xlink:href="Pictures/100002010000006B0000006B8BF034C20BFB0C1A.png" xlink:type="simple" xlink:show="embed" xlink:actuate="onLoad"/>
              </draw:frame>
              <draw:g>
                <draw:line draw:style-name="gr34" draw:text-style-name="P28" draw:layer="layout" svg:x1="24.62cm" svg:y1="4cm" svg:x2="24.62cm" svg:y2="5.667cm">
                  <text:p/>
                </draw:line>
                <draw:line draw:style-name="gr34" draw:text-style-name="P28" draw:layer="layout" svg:x1="24.62cm" svg:y1="5.667cm" svg:x2="24.62cm" svg:y2="7.334cm">
                  <text:p/>
                </draw:line>
                <draw:line draw:style-name="gr34" draw:text-style-name="P28" draw:layer="layout" svg:x1="24.62cm" svg:y1="7.333cm" svg:x2="24.62cm" svg:y2="8cm">
                  <text:p/>
                </draw:line>
              </draw:g>
            </draw:g>
            <draw:custom-shape draw:style-name="gr41" draw:text-style-name="P15" draw:layer="layout" svg:width="0.9cm" svg:height="0.5cm" svg:x="26cm" svg:y="7.8cm">
              <text:p text:style-name="P14"><text:span text:style-name="T3">YML</text:span></text:p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8.05cm" svg:y1="17.384cm" svg:x2="19.95cm" svg:y2="17.384cm">
              <text:p/>
            </draw:line>
            <draw:custom-shape draw:style-name="gr42" draw:text-style-name="P30" xml:id="id6" draw:id="id6" draw:layer="layout" svg:width="2.37cm" svg:height="2.9cm" svg:x="17.85cm" svg:y="16.1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0" xml:id="id5" draw:id="id5" draw:layer="layout" svg:width="2.37cm" svg:height="2.9cm" svg:x="20.9cm" svg:y="16.1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0" xml:id="id7" draw:id="id7" draw:layer="layout" svg:width="2.37cm" svg:height="2.9cm" svg:x="23.9cm" svg:y="16.1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15" draw:layer="layout" svg:width="0.6cm" svg:height="0.5cm" svg:x="17.73cm" svg:y="18.9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18.43cm" svg:y="18.9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19.43cm" svg:y="18.9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5" draw:layer="layout" svg:width="0.6cm" svg:height="0.5cm" svg:x="20.77cm" svg:y="18.9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21.47cm" svg:y="18.9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22.47cm" svg:y="18.9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5" draw:layer="layout" svg:width="0.6cm" svg:height="0.5cm" svg:x="23.77cm" svg:y="18.9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24.47cm" svg:y="18.9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0.9cm" svg:height="0.5cm" svg:x="25.47cm" svg:y="18.9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17" draw:layer="layout" svg:width="0.588cm" svg:height="0.177cm" svg:x="18.288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587cm" svg:height="0.177cm" svg:x="19.164cm" svg:y="17.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8.05cm" svg:y1="17.821cm" svg:x2="19.95cm" svg:y2="17.821cm">
              <text:p/>
            </draw:line>
            <draw:custom-shape draw:style-name="gr46" draw:text-style-name="P17" draw:layer="layout" svg:width="0.583cm" svg:height="0.17cm" svg:x="18.581cm" svg:y="17.739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1" draw:layer="layout" svg:width="0.295cm" svg:height="0.17cm" svg:x="19.511cm" svg:y="17.7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8.05cm" svg:y1="18.33cm" svg:x2="19.95cm" svg:y2="18.33cm">
              <text:p/>
            </draw:line>
            <draw:custom-shape draw:style-name="gr48" draw:text-style-name="P17" draw:layer="layout" svg:width="0.511cm" svg:height="0.177cm" svg:x="18.214cm" svg:y="18.24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32" draw:layer="layout" svg:width="0.295cm" svg:height="0.177cm" svg:x="19.144cm" svg:y="18.2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1.1cm" svg:y1="17.384cm" svg:x2="23cm" svg:y2="17.384cm">
              <text:p/>
            </draw:line>
            <draw:custom-shape draw:style-name="gr50" draw:text-style-name="P21" draw:layer="layout" svg:width="0.588cm" svg:height="0.177cm" svg:x="21.338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9" draw:layer="layout" svg:width="0.587cm" svg:height="0.177cm" svg:x="22.214cm" svg:y="17.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1.1cm" svg:y1="17.821cm" svg:x2="23cm" svg:y2="17.821cm">
              <text:p/>
            </draw:line>
            <draw:custom-shape draw:style-name="gr52" draw:text-style-name="P21" draw:layer="layout" svg:width="0.439cm" svg:height="0.17cm" svg:x="21.631cm" svg:y="17.739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19" draw:layer="layout" svg:width="0.439cm" svg:height="0.17cm" svg:x="22.417cm" svg:y="17.7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1.1cm" svg:y1="18.33cm" svg:x2="23cm" svg:y2="18.33cm">
              <text:p/>
            </draw:line>
            <draw:custom-shape draw:style-name="gr54" draw:text-style-name="P21" draw:layer="layout" svg:width="0.587cm" svg:height="0.177cm" svg:x="21.264cm" svg:y="18.24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16cm" svg:height="0.177cm" svg:x="21.978cm" svg:y="18.24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19" draw:layer="layout" svg:width="0.439cm" svg:height="0.177cm" svg:x="22.437cm" svg:y="18.24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4.1cm" svg:y1="17.384cm" svg:x2="26cm" svg:y2="17.384cm">
              <text:p/>
            </draw:line>
            <draw:custom-shape draw:style-name="gr55" draw:text-style-name="P21" draw:layer="layout" svg:width="0.584cm" svg:height="0.177cm" svg:x="24.414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2cm" svg:height="0.177cm" svg:x="25.581cm" svg:y="17.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4.1cm" svg:y1="17.821cm" svg:x2="26cm" svg:y2="17.821cm">
              <text:p/>
            </draw:line>
            <draw:custom-shape draw:style-name="gr52" draw:text-style-name="P21" draw:layer="layout" svg:width="0.437cm" svg:height="0.17cm" svg:x="24.851cm" svg:y="17.73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17cm" svg:height="0.17cm" svg:x="25.489cm" svg:y="17.7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4.1cm" svg:y1="18.33cm" svg:x2="26cm" svg:y2="18.33cm">
              <text:p/>
            </draw:line>
            <draw:custom-shape draw:style-name="gr56" draw:text-style-name="P21" draw:layer="layout" svg:width="0.583cm" svg:height="0.177cm" svg:x="24.926cm" svg:y="18.24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23cm" svg:height="0.177cm" svg:x="25.633cm" svg:y="18.24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22cm" svg:height="0.177cm" svg:x="25.142cm" svg:y="17.3cm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33" draw:layer="layout" svg:width="2.446cm" svg:height="0.726cm" svg:x="17.777cm" svg:y="16.229cm">
              <draw:text-box>
                <text:p text:style-name="P22"><text:span text:style-name="T7">Family A</text:span></text:p>
              </draw:text-box>
            </draw:frame>
            <draw:frame draw:style-name="gr57" draw:text-style-name="P33" draw:layer="layout" svg:width="2.446cm" svg:height="0.726cm" svg:x="20.877cm" svg:y="16.229cm">
              <draw:text-box>
                <text:p text:style-name="P22"><text:span text:style-name="T7">Family B</text:span></text:p>
              </draw:text-box>
            </draw:frame>
            <draw:frame draw:style-name="gr57" draw:text-style-name="P33" draw:layer="layout" svg:width="2.446cm" svg:height="0.726cm" svg:x="23.877cm" svg:y="16.229cm">
              <draw:text-box>
                <text:p text:style-name="P22"><text:span text:style-name="T7">Family C</text:span></text:p>
              </draw:text-box>
            </draw:frame>
          </draw:g>
          <draw:custom-shape draw:style-name="gr58" draw:text-style-name="P30" draw:layer="layout" svg:width="26.62cm" svg:height="18.1cm" svg:x="0.7cm" svg:y="1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g>
          <draw:custom-shape draw:style-name="gr60" draw:text-style-name="P35" draw:layer="layout" svg:width="9.33cm" svg:height="21cm" svg:x="18.8cm" svg:y="0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35" draw:layer="layout" svg:width="9.33cm" svg:height="21cm" svg:x="0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258cm" svg:height="3.243cm" svg:x="0.842cm" svg:y="10.9cm">
            <draw:image xlink:href="Pictures/1000020100000064000000648C0167147961E267.png" xlink:type="simple" xlink:show="embed" xlink:actuate="onLoad">
              <text:p/>
            </draw:image>
          </draw:frame>
          <draw:custom-shape draw:style-name="gr61" draw:text-style-name="P13" xml:id="id8" draw:id="id8" draw:layer="layout" svg:width="3.283cm" svg:height="3.943cm" svg:x="3.65cm" svg:y="15.21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3.283cm" svg:height="3.955cm" svg:x="3.455cm" svg:y="15.38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3" draw:layer="layout" svg:width="3.28cm" svg:height="3.943cm" svg:x="3.283cm" svg:y="15.5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28cm" svg:y1="16.05cm" svg:x2="6.299cm" svg:y2="16.05cm">
            <text:p/>
          </draw:line>
          <draw:line draw:style-name="gr3" draw:text-style-name="P4" draw:layer="layout" svg:x1="3.528cm" svg:y1="16.648cm" svg:x2="6.299cm" svg:y2="16.648cm">
            <text:p/>
          </draw:line>
          <draw:line draw:style-name="gr3" draw:text-style-name="P4" draw:layer="layout" svg:x1="3.528cm" svg:y1="17.245cm" svg:x2="6.299cm" svg:y2="17.245cm">
            <text:p/>
          </draw:line>
          <draw:line draw:style-name="gr3" draw:text-style-name="P4" draw:layer="layout" svg:x1="3.528cm" svg:y1="17.842cm" svg:x2="6.299cm" svg:y2="17.842cm">
            <text:p/>
          </draw:line>
          <draw:line draw:style-name="gr3" draw:text-style-name="P4" draw:layer="layout" svg:x1="3.528cm" svg:y1="18.44cm" svg:x2="6.299cm" svg:y2="18.44cm">
            <text:p/>
          </draw:line>
          <draw:line draw:style-name="gr3" draw:text-style-name="P4" draw:layer="layout" svg:x1="3.528cm" svg:y1="19.037cm" svg:x2="6.299cm" svg:y2="19.037cm">
            <text:p/>
          </draw:line>
          <draw:custom-shape draw:style-name="gr64" draw:text-style-name="P17" draw:layer="layout" svg:width="0.677cm" svg:height="0.203cm" svg:x="3.855cm" svg:y="15.95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7" draw:layer="layout" svg:width="0.677cm" svg:height="0.203cm" svg:x="4.882cm" svg:y="15.95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6" draw:layer="layout" svg:width="0.848cm" svg:height="0.203cm" svg:x="5.308cm" svg:y="16.55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7" draw:layer="layout" svg:width="0.355cm" svg:height="0.203cm" svg:x="4.703cm" svg:y="16.55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8" draw:layer="layout" svg:width="0.519cm" svg:height="0.203cm" svg:x="3.676cm" svg:y="16.55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0.271cm" svg:height="0.208cm" svg:x="3.755cm" svg:y="17.14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0.677cm" svg:height="0.208cm" svg:x="4.631cm" svg:y="17.14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40" draw:layer="layout" svg:width="0.422cm" svg:height="0.208cm" svg:x="5.484cm" svg:y="17.14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1" draw:layer="layout" svg:width="2.305cm" svg:height="0.213cm" svg:x="3.855cm" svg:y="17.74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2" draw:layer="layout" svg:width="0.677cm" svg:height="0.203cm" svg:x="5.308cm" svg:y="18.34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7" draw:layer="layout" svg:width="0.677cm" svg:height="0.203cm" svg:x="4.03cm" svg:y="18.34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0.677cm" svg:height="0.208cm" svg:x="3.855cm" svg:y="18.9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7" draw:layer="layout" svg:width="0.676cm" svg:height="0.208cm" svg:x="5.058cm" svg:y="18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0.257cm" svg:height="0.208cm" svg:x="4.195cm" svg:y="17.14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7" draw:layer="layout" svg:width="0.354cm" svg:height="0.208cm" svg:x="5.906cm" svg:y="18.9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0.258cm" svg:height="0.203cm" svg:x="5.823cm" svg:y="15.9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4" draw:text-style-name="P13" draw:layer="layout" svg:width="3.268cm" svg:height="3.877cm" svg:x="3.715cm" svg:y="5.198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3" draw:layer="layout" svg:width="3.249cm" svg:height="3.903cm" svg:x="3.527cm" svg:y="5.363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3" draw:layer="layout" svg:width="3.269cm" svg:height="3.877cm" svg:x="3.333cm" svg:y="5.55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3.585cm" svg:y1="6.021cm" svg:x2="6.346cm" svg:y2="6.021cm">
              <text:p/>
            </draw:line>
            <draw:line draw:style-name="gr3" draw:text-style-name="P4" draw:layer="layout" svg:x1="3.585cm" svg:y1="6.609cm" svg:x2="6.346cm" svg:y2="6.609cm">
              <text:p/>
            </draw:line>
            <draw:line draw:style-name="gr3" draw:text-style-name="P4" draw:layer="layout" svg:x1="3.585cm" svg:y1="7.196cm" svg:x2="6.346cm" svg:y2="7.196cm">
              <text:p/>
            </draw:line>
            <draw:line draw:style-name="gr3" draw:text-style-name="P4" draw:layer="layout" svg:x1="3.585cm" svg:y1="7.785cm" svg:x2="6.346cm" svg:y2="7.785cm">
              <text:p/>
            </draw:line>
            <draw:line draw:style-name="gr3" draw:text-style-name="P4" draw:layer="layout" svg:x1="3.585cm" svg:y1="8.374cm" svg:x2="6.346cm" svg:y2="8.374cm">
              <text:p/>
            </draw:line>
            <draw:line draw:style-name="gr3" draw:text-style-name="P4" draw:layer="layout" svg:x1="3.585cm" svg:y1="8.962cm" svg:x2="6.346cm" svg:y2="8.962cm">
              <text:p/>
            </draw:line>
          </draw:g>
          <draw:frame draw:style-name="gr77" draw:text-style-name="P25" draw:layer="layout" svg:width="5.9cm" svg:height="1.361cm" svg:x="2.3cm" svg:y="3.484cm">
            <draw:text-box>
              <text:p text:style-name="P22"><text:span text:style-name="T5">Protein dataset</text:span><text:span text:style-name="T5"><text:line-break/></text:span><text:span text:style-name="T5">of interest</text:span></text:p>
            </draw:text-box>
          </draw:frame>
          <draw:custom-shape draw:style-name="gr78" draw:text-style-name="P43" draw:layer="layout" svg:width="1.1cm" svg:height="0.65cm" svg:x="6.032cm" svg:y="18.992cm">
            <text:p text:style-name="P14"><text:span text:style-name="T5">FA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43" draw:layer="layout" svg:width="1.1cm" svg:height="0.65cm" svg:x="6.032cm" svg:y="8.892cm">
            <text:p text:style-name="P14"><text:span text:style-name="T5">FA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44" draw:layer="layout" svg:width="9.33cm" svg:height="2.384cm" svg:x="0cm" svg:y="0cm">
            <text:p text:style-name="P14"><text:span text:style-name="T8">ANNOTATION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44" draw:layer="layout" svg:width="9.33cm" svg:height="2.384cm" svg:x="9.4cm" svg:y="0cm">
            <text:p text:style-name="P14"><text:span text:style-name="T8">FILTERING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44" draw:layer="layout" svg:width="9.2cm" svg:height="2.37cm" svg:x="18.8cm" svg:y="0cm">
            <text:p text:style-name="P14"><text:span text:style-name="T8">OUTPUT</text:span></text:p>
            <draw:enhanced-geometry svg:viewBox="0 0 21600 21600" draw:type="rectangle" draw:enhanced-path="M 0 0 L 21600 0 21600 21600 0 21600 0 0 Z N"/>
          </draw:custom-shape>
          <draw:frame draw:style-name="gr25" draw:text-style-name="P23" draw:layer="layout" svg:width="3.2cm" svg:height="0.962cm" svg:x="0.9cm" svg:y="11.038cm">
            <draw:text-box>
              <text:p text:style-name="P22"><text:span text:style-name="T4">HMM DB</text:span></text:p>
            </draw:text-box>
          </draw:frame>
          <draw:line draw:style-name="gr81" draw:text-style-name="P4" draw:layer="layout" svg:x1="5.2cm" svg:y1="10cm" svg:x2="5.2cm" svg:y2="14.8cm">
            <text:p/>
          </draw:line>
          <draw:connector draw:style-name="gr81" draw:text-style-name="P4" draw:layer="layout" draw:type="curve" svg:x1="6.933cm" svg:y1="17.185cm" svg:x2="10.669cm" svg:y2="11.9cm" draw:start-shape="id8" draw:start-glue-point="1" draw:end-shape="id9" draw:end-glue-point="3" svg:d="M6933 17185c2815 0 948-5285 3736-5285" svg:viewBox="0 0 3737 5286">
            <text:p/>
          </draw:connector>
          <draw:connector draw:style-name="gr15" draw:text-style-name="P4" draw:layer="layout" draw:type="curve" svg:x1="17.2cm" svg:y1="11.9cm" svg:x2="21.9cm" svg:y2="6.056cm" draw:start-shape="id9" draw:start-glue-point="1" draw:end-shape="id10" draw:end-glue-point="3" svg:d="M17200 11900c3558 0 1208-5844 4700-5844" svg:viewBox="0 0 4701 5845">
            <text:p/>
          </draw:connector>
          <draw:connector draw:style-name="gr15" draw:text-style-name="P4" draw:layer="layout" draw:type="curve" svg:x1="17.2cm" svg:y1="11.9cm" svg:x2="21.853cm" svg:y2="11.89cm" draw:start-shape="id9" draw:start-glue-point="1" draw:end-shape="id11" draw:end-glue-point="3" svg:d="M17200 11900c3522 0 1196-10 4653-10" svg:viewBox="0 0 4654 11">
            <text:p/>
          </draw:connector>
          <draw:connector draw:style-name="gr15" draw:text-style-name="P4" draw:layer="layout" draw:type="curve" svg:x1="17.2cm" svg:y1="11.9cm" svg:x2="21.853cm" svg:y2="17.644cm" draw:start-shape="id9" draw:start-glue-point="1" draw:end-shape="id12" draw:end-glue-point="3" svg:d="M17200 11900c3522 0 1196 5744 4653 5744" svg:viewBox="0 0 4654 5745">
            <text:p/>
          </draw:connector>
          <draw:frame draw:style-name="gr82" draw:text-style-name="P45" draw:layer="layout" svg:width="5.7cm" svg:height="1.825cm" svg:x="11.1cm" svg:y="6.6cm">
            <draw:text-box>
              <text:p text:style-name="P22"><text:span text:style-name="T9">User-defined</text:span><text:span text:style-name="T9"><text:line-break/></text:span><text:span text:style-name="T9">set of rules</text:span></text:p>
            </draw:text-box>
          </draw:frame>
          <draw:g xml:id="id9" draw:id="id9">
            <draw:frame draw:style-name="gr9" draw:text-style-name="P10" draw:layer="layout" svg:width="0.71cm" svg:height="0.795cm" svg:x="13.285cm" svg:y="9.941cm">
              <draw:image xlink:href="Pictures/1000026E00000B0F00000B0FE963F98B6DA2029C.svg" xlink:type="simple" xlink:show="embed" xlink:actuate="onLoad">
                <text:p/>
              </draw:image>
              <draw:image xlink:href="Pictures/100002010000006B0000006BFA135728F57DC340.png" xlink:type="simple" xlink:show="embed" xlink:actuate="onLoad"/>
            </draw:frame>
            <draw:frame draw:style-name="gr9" draw:text-style-name="P10" draw:layer="layout" svg:width="0.634cm" svg:height="0.707cm" svg:x="13.352cm" svg:y="8.932cm">
              <draw:image xlink:href="Pictures/1000020700000B0F00000B0FD59DFFAF2A59CBD2.svg" xlink:type="simple" xlink:show="embed" xlink:actuate="onLoad">
                <text:p/>
              </draw:image>
              <draw:image xlink:href="Pictures/100002010000006B0000006B8BF034C20BFB0C1A.png" xlink:type="simple" xlink:show="embed" xlink:actuate="onLoad"/>
            </draw:frame>
            <draw:frame draw:style-name="gr83" draw:text-style-name="P46" draw:layer="layout" svg:width="2.5cm" svg:height="1.275cm" svg:x="10.669cm" svg:y="9.161cm">
              <draw:text-box>
                <text:p text:style-name="P22"><text:span text:style-name="T10">Family</text:span><text:span text:style-name="T10"><text:line-break/></text:span><text:span text:style-name="T10"> A</text:span></text:p>
              </draw:text-box>
            </draw:frame>
            <draw:line draw:style-name="gr34" draw:text-style-name="P28" draw:layer="layout" svg:x1="13.176cm" svg:y1="8.7cm" svg:x2="13.176cm" svg:y2="11.367cm">
              <text:p/>
            </draw:line>
            <draw:custom-shape draw:style-name="gr84" draw:text-style-name="P17" draw:layer="layout" svg:width="0.952cm" svg:height="0.315cm" svg:x="15.186cm" svg:y="9.104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8" draw:layer="layout" svg:x1="10.814cm" svg:y1="10.833cm" svg:x2="17.191cm" svg:y2="10.833cm">
              <text:p/>
            </draw:line>
            <draw:line draw:style-name="gr36" draw:text-style-name="P28" draw:layer="layout" svg:x1="10.814cm" svg:y1="12.967cm" svg:x2="17.191cm" svg:y2="12.967cm">
              <text:p/>
            </draw:line>
            <draw:line draw:style-name="gr37" draw:text-style-name="P4" draw:layer="layout" svg:x1="13.185cm" svg:y1="9.767cm" svg:x2="17.2cm" svg:y2="9.767cm">
              <text:p/>
            </draw:line>
            <draw:line draw:style-name="gr34" draw:text-style-name="P28" draw:layer="layout" svg:x1="13.176cm" svg:y1="11.367cm" svg:x2="13.176cm" svg:y2="14.034cm">
              <text:p/>
            </draw:line>
            <draw:line draw:style-name="gr37" draw:text-style-name="P4" draw:layer="layout" svg:x1="13.185cm" svg:y1="11.9cm" svg:x2="17.2cm" svg:y2="11.9cm">
              <text:p/>
            </draw:line>
            <draw:line draw:style-name="gr34" draw:text-style-name="P28" draw:layer="layout" svg:x1="13.176cm" svg:y1="14.033cm" svg:x2="13.176cm" svg:y2="15.1cm">
              <text:p/>
            </draw:line>
            <draw:line draw:style-name="gr37" draw:text-style-name="P4" draw:layer="layout" svg:x1="13.185cm" svg:y1="14.033cm" svg:x2="17.2cm" svg:y2="14.033cm">
              <text:p/>
            </draw:line>
            <draw:line draw:style-name="gr36" draw:text-style-name="P28" draw:layer="layout" svg:x1="10.814cm" svg:y1="15.1cm" svg:x2="17.191cm" svg:y2="15.1cm">
              <text:p/>
            </draw:line>
            <draw:line draw:style-name="gr3" draw:text-style-name="P4" draw:layer="layout" svg:x1="17.191cm" svg:y1="8.7cm" svg:x2="17.191cm" svg:y2="15.1cm">
              <text:p/>
            </draw:line>
            <draw:line draw:style-name="gr3" draw:text-style-name="P4" draw:layer="layout" svg:x1="10.814cm" svg:y1="8.7cm" svg:x2="10.814cm" svg:y2="15.1cm">
              <text:p/>
            </draw:line>
            <draw:custom-shape draw:style-name="gr85" draw:text-style-name="P19" draw:layer="layout" svg:width="0.952cm" svg:height="0.315cm" svg:x="14.475cm" svg:y="11.181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21" draw:layer="layout" svg:width="0.953cm" svg:height="0.315cm" svg:x="15.896cm" svg:y="11.181cm">
              <text:p/>
              <draw:enhanced-geometry svg:viewBox="0 0 21600 21600" draw:type="rectangle" draw:enhanced-path="M 0 0 L 21600 0 21600 21600 0 21600 0 0 Z N"/>
            </draw:custom-shape>
            <draw:custom-shape draw:style-name="gr87" draw:text-style-name="P21" draw:layer="layout" svg:width="0.938cm" svg:height="0.316cm" svg:x="14.717cm" svg:y="13.316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18" draw:layer="layout" svg:width="0.359cm" svg:height="0.316cm" svg:x="16.245cm" svg:y="13.316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29" draw:layer="layout" svg:width="0.952cm" svg:height="0.316cm" svg:x="15.186cm" svg:y="14.4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0" draw:text-style-name="P28" draw:layer="layout" svg:x1="10.814cm" svg:y1="8.7cm" svg:x2="17.191cm" svg:y2="8.7cm">
              <text:p/>
            </draw:line>
            <draw:frame draw:style-name="gr9" draw:text-style-name="P10" draw:layer="layout" svg:width="0.71cm" svg:height="0.8cm" svg:x="13.285cm" svg:y="12.071cm">
              <draw:image xlink:href="Pictures/1000026E00000B0F00000B0FE963F98B6DA2029C.svg" xlink:type="simple" xlink:show="embed" xlink:actuate="onLoad">
                <text:p/>
              </draw:image>
              <draw:image xlink:href="Pictures/100002010000006B0000006BFA135728F57DC340.png" xlink:type="simple" xlink:show="embed" xlink:actuate="onLoad"/>
            </draw:frame>
            <draw:frame draw:style-name="gr9" draw:text-style-name="P10" draw:layer="layout" svg:width="0.634cm" svg:height="0.701cm" svg:x="13.352cm" svg:y="11.067cm">
              <draw:image xlink:href="Pictures/1000020700000B0F00000B0FD59DFFAF2A59CBD2.svg" xlink:type="simple" xlink:show="embed" xlink:actuate="onLoad">
                <text:p/>
              </draw:image>
              <draw:image xlink:href="Pictures/100002010000006B0000006B8BF034C20BFB0C1A.png" xlink:type="simple" xlink:show="embed" xlink:actuate="onLoad"/>
            </draw:frame>
            <draw:frame draw:style-name="gr9" draw:text-style-name="P10" draw:layer="layout" svg:width="0.71cm" svg:height="0.8cm" svg:x="13.285cm" svg:y="14.206cm">
              <draw:image xlink:href="Pictures/1000026E00000B0F00000B0FE963F98B6DA2029C.svg" xlink:type="simple" xlink:show="embed" xlink:actuate="onLoad">
                <text:p/>
              </draw:image>
              <draw:image xlink:href="Pictures/100002010000006B0000006BFA135728F57DC340.png" xlink:type="simple" xlink:show="embed" xlink:actuate="onLoad"/>
            </draw:frame>
            <draw:frame draw:style-name="gr9" draw:text-style-name="P10" draw:layer="layout" svg:width="0.634cm" svg:height="0.706cm" svg:x="13.352cm" svg:y="13.197cm">
              <draw:image xlink:href="Pictures/1000020700000B0F00000B0FD59DFFAF2A59CBD2.svg" xlink:type="simple" xlink:show="embed" xlink:actuate="onLoad">
                <text:p/>
              </draw:image>
              <draw:image xlink:href="Pictures/100002010000006B0000006B8BF034C20BFB0C1A.png" xlink:type="simple" xlink:show="embed" xlink:actuate="onLoad"/>
            </draw:frame>
            <draw:g>
              <draw:line draw:style-name="gr34" draw:text-style-name="P28" draw:layer="layout" svg:x1="14.121cm" svg:y1="8.7cm" svg:x2="14.121cm" svg:y2="11.367cm">
                <text:p/>
              </draw:line>
              <draw:line draw:style-name="gr34" draw:text-style-name="P28" draw:layer="layout" svg:x1="14.121cm" svg:y1="11.367cm" svg:x2="14.121cm" svg:y2="14.034cm">
                <text:p/>
              </draw:line>
              <draw:line draw:style-name="gr34" draw:text-style-name="P28" draw:layer="layout" svg:x1="14.121cm" svg:y1="14.033cm" svg:x2="14.121cm" svg:y2="15.1cm">
                <text:p/>
              </draw:line>
            </draw:g>
            <draw:frame draw:style-name="gr83" draw:text-style-name="P46" draw:layer="layout" svg:width="2.5cm" svg:height="1.275cm" svg:x="10.669cm" svg:y="11.262cm">
              <draw:text-box>
                <text:p text:style-name="P22"><text:span text:style-name="T10">Family</text:span><text:span text:style-name="T10"><text:line-break/></text:span><text:span text:style-name="T10"> B</text:span></text:p>
              </draw:text-box>
            </draw:frame>
            <draw:frame draw:style-name="gr83" draw:text-style-name="P46" draw:layer="layout" svg:width="2.5cm" svg:height="1.275cm" svg:x="10.669cm" svg:y="13.463cm">
              <draw:text-box>
                <text:p text:style-name="P22"><text:span text:style-name="T10">Family</text:span><text:span text:style-name="T10"><text:line-break/></text:span><text:span text:style-name="T10"> C</text:span></text:p>
              </draw:text-box>
            </draw:frame>
          </draw:g>
          <draw:custom-shape draw:style-name="gr90" draw:text-style-name="P43" draw:layer="layout" svg:width="1.4cm" svg:height="0.65cm" svg:x="16.032cm" svg:y="14.892cm">
            <text:p text:style-name="P14"><text:span text:style-name="T5">YML</text:span></text:p>
            <draw:enhanced-geometry svg:viewBox="0 0 21600 21600" draw:type="rectangle" draw:enhanced-path="M 0 0 L 21600 0 21600 21600 0 21600 0 0 Z N"/>
          </draw:custom-shape>
          <draw:g xml:id="id10" draw:id="id10">
            <draw:line draw:style-name="gr3" draw:text-style-name="P4" draw:layer="layout" svg:x1="22.3cm" svg:y1="5.6cm" svg:x2="24.675cm" svg:y2="5.6cm">
              <text:p/>
            </draw:line>
            <draw:custom-shape draw:style-name="gr91" draw:text-style-name="P30" draw:layer="layout" svg:width="2.958cm" svg:height="3.613cm" svg:x="22.053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15" draw:layer="layout" svg:width="0.752cm" svg:height="0.625cm" svg:x="21.9cm" svg:y="7.487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2.778cm" svg:y="7.487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4.023cm" svg:y="7.487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custom-shape draw:style-name="gr94" draw:text-style-name="P17" draw:layer="layout" svg:width="0.733cm" svg:height="0.217cm" svg:x="22.597cm" svg:y="5.497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17" draw:layer="layout" svg:width="0.738cm" svg:height="0.217cm" svg:x="23.691cm" svg:y="5.49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3cm" svg:y1="6.145cm" svg:x2="24.675cm" svg:y2="6.145cm">
              <text:p/>
            </draw:line>
            <draw:custom-shape draw:style-name="gr96" draw:text-style-name="P17" draw:layer="layout" svg:width="0.729cm" svg:height="0.216cm" svg:x="22.962cm" svg:y="6.042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1" draw:layer="layout" svg:width="0.374cm" svg:height="0.216cm" svg:x="24.123cm" svg:y="6.04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3cm" svg:y1="6.779cm" svg:x2="24.675cm" svg:y2="6.779cm">
              <text:p/>
            </draw:line>
            <draw:custom-shape draw:style-name="gr97" draw:text-style-name="P17" draw:layer="layout" svg:width="0.643cm" svg:height="0.223cm" svg:x="22.503cm" svg:y="6.6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32" draw:layer="layout" svg:width="0.368cm" svg:height="0.223cm" svg:x="23.67cm" svg:y="6.671cm">
              <text:p/>
              <draw:enhanced-geometry svg:viewBox="0 0 21600 21600" draw:type="rectangle" draw:enhanced-path="M 0 0 L 21600 0 21600 21600 0 21600 0 0 Z N"/>
            </draw:custom-shape>
            <draw:frame draw:style-name="gr98" draw:text-style-name="P47" draw:layer="layout" svg:width="3.054cm" svg:height="0.904cm" svg:x="21.96cm" svg:y="4.162cm">
              <draw:text-box>
                <text:p text:style-name="P22"><text:span text:style-name="T5">Family A</text:span></text:p>
              </draw:text-box>
            </draw:frame>
          </draw:g>
          <draw:g xml:id="id11" draw:id="id11">
            <draw:custom-shape draw:style-name="gr99" draw:text-style-name="P30" draw:layer="layout" svg:width="2.964cm" svg:height="3.613cm" svg:x="22.01cm" svg:y="9.834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15" draw:layer="layout" svg:width="0.746cm" svg:height="0.625cm" svg:x="21.853cm" svg:y="13.321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2.725cm" svg:y="13.321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3.976cm" svg:y="13.321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1.432cm" svg:x2="24.638cm" svg:y2="11.432cm">
              <text:p/>
            </draw:line>
            <draw:custom-shape draw:style-name="gr101" draw:text-style-name="P21" draw:layer="layout" svg:width="0.733cm" svg:height="0.223cm" svg:x="22.56cm" svg:y="11.325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9" draw:layer="layout" svg:width="0.732cm" svg:height="0.223cm" svg:x="23.654cm" svg:y="11.32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1.976cm" svg:x2="24.638cm" svg:y2="11.976cm">
              <text:p/>
            </draw:line>
            <draw:custom-shape draw:style-name="gr103" draw:text-style-name="P21" draw:layer="layout" svg:width="0.551cm" svg:height="0.209cm" svg:x="22.925cm" svg:y="11.876cm">
              <text:p/>
              <draw:enhanced-geometry svg:viewBox="0 0 21600 21600" draw:type="rectangle" draw:enhanced-path="M 0 0 L 21600 0 21600 21600 0 21600 0 0 Z N"/>
            </draw:custom-shape>
            <draw:custom-shape draw:style-name="gr104" draw:text-style-name="P19" draw:layer="layout" svg:width="0.551cm" svg:height="0.209cm" svg:x="23.909cm" svg:y="11.876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2.611cm" svg:x2="24.638cm" svg:y2="12.611cm">
              <text:p/>
            </draw:line>
            <draw:custom-shape draw:style-name="gr105" draw:text-style-name="P21" draw:layer="layout" svg:width="0.732cm" svg:height="0.217cm" svg:x="22.466cm" svg:y="12.505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69cm" svg:height="0.217cm" svg:x="23.358cm" svg:y="12.505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19" draw:layer="layout" svg:width="0.545cm" svg:height="0.217cm" svg:x="23.936cm" svg:y="12.505cm">
              <text:p/>
              <draw:enhanced-geometry svg:viewBox="0 0 21600 21600" draw:type="rectangle" draw:enhanced-path="M 0 0 L 21600 0 21600 21600 0 21600 0 0 Z N"/>
            </draw:custom-shape>
            <draw:frame draw:style-name="gr98" draw:text-style-name="P47" draw:layer="layout" svg:width="3.054cm" svg:height="0.904cm" svg:x="21.986cm" svg:y="9.99cm">
              <draw:text-box>
                <text:p text:style-name="P22"><text:span text:style-name="T5">Family B</text:span></text:p>
              </draw:text-box>
            </draw:frame>
          </draw:g>
          <draw:g xml:id="id12" draw:id="id12">
            <draw:custom-shape draw:style-name="gr99" draw:text-style-name="P30" draw:layer="layout" svg:width="2.964cm" svg:height="3.613cm" svg:x="22.01cm" svg:y="15.588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15" draw:layer="layout" svg:width="0.746cm" svg:height="0.625cm" svg:x="21.853cm" svg:y="19.075cm">
              <text:p text:style-name="P14"><text:span text:style-name="T3">FA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2.725cm" svg:y="19.075cm">
              <text:p text:style-name="P14"><text:span text:style-name="T3">PDF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5" draw:layer="layout" svg:width="1.124cm" svg:height="0.625cm" svg:x="23.976cm" svg:y="19.075cm">
              <text:p text:style-name="P14"><text:span text:style-name="T3">XML</text:span></text:p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7.188cm" svg:x2="24.638cm" svg:y2="17.188cm">
              <text:p/>
            </draw:line>
            <draw:custom-shape draw:style-name="gr107" draw:text-style-name="P21" draw:layer="layout" svg:width="0.729cm" svg:height="0.217cm" svg:x="22.656cm" svg:y="17.085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73cm" svg:height="0.217cm" svg:x="24.113cm" svg:y="17.08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7.732cm" svg:x2="24.638cm" svg:y2="17.732cm">
              <text:p/>
            </draw:line>
            <draw:custom-shape draw:style-name="gr108" draw:text-style-name="P21" draw:layer="layout" svg:width="0.549cm" svg:height="0.21cm" svg:x="23.198cm" svg:y="17.6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7cm" svg:height="0.21cm" svg:x="24.001cm" svg:y="17.6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22.263cm" svg:y1="18.366cm" svg:x2="24.638cm" svg:y2="18.366cm">
              <text:p/>
            </draw:line>
            <draw:custom-shape draw:style-name="gr109" draw:text-style-name="P21" draw:layer="layout" svg:width="0.728cm" svg:height="0.217cm" svg:x="23.293cm" svg:y="18.25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82cm" svg:height="0.217cm" svg:x="24.178cm" svg:y="18.25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8" draw:layer="layout" svg:width="0.281cm" svg:height="0.217cm" svg:x="23.562cm" svg:y="17.085cm">
              <text:p/>
              <draw:enhanced-geometry svg:viewBox="0 0 21600 21600" draw:type="rectangle" draw:enhanced-path="M 0 0 L 21600 0 21600 21600 0 21600 0 0 Z N"/>
            </draw:custom-shape>
            <draw:frame draw:style-name="gr98" draw:text-style-name="P47" draw:layer="layout" svg:width="3.054cm" svg:height="0.904cm" svg:x="21.986cm" svg:y="15.75cm">
              <draw:text-box>
                <text:p text:style-name="P22"><text:span text:style-name="T5">Family C</text:span></text:p>
              </draw:text-box>
            </draw:frame>
          </draw:g>
        </draw:g>
        <presentation:notes draw:style-name="dp2">
          <draw:page-thumbnail draw:style-name="gr59" draw:layer="layout" svg:width="19.798cm" svg:height="11.136cm" svg:x="0.6cm" svg:y="2.257cm" draw:page-number="2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1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2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20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24" draw:text-style-name="P21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0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46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48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50" draw:text-style-name="P21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52" draw:text-style-name="P21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54" draw:text-style-name="P21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55" draw:text-style-name="P21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52" draw:text-style-name="P21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56" draw:text-style-name="P21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57" draw:text-style-name="P33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57" draw:text-style-name="P33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57" draw:text-style-name="P33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>
              <text:p/>
            </draw:image>
            <draw:image xlink:href="Pictures/100002010000006B0000006BFA135728F57DC340.png" xlink:type="simple" xlink:show="embed" xlink:actuate="onLoad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>
              <text:p/>
            </draw:image>
            <draw:image xlink:href="Pictures/100002010000006B0000006B8BF034C20BFB0C1A.png" xlink:type="simple" xlink:show="embed" xlink:actuate="onLoad"/>
          </draw:frame>
          <draw:frame draw:style-name="gr110" draw:text-style-name="P49" draw:layer="layout" svg:width="2.121cm" svg:height="0.645cm" svg:x="11.2cm" svg:y="4.1cm">
            <draw:text-box>
              <text:p text:style-name="P22"><text:span text:style-name="T3">Family A</text:span></text:p>
            </draw:text-box>
          </draw:frame>
          <draw:line draw:style-name="gr34" draw:text-style-name="P28" draw:layer="layout" svg:x1="13.323cm" svg:y1="3.6cm" svg:x2="13.323cm" svg:y2="5.6cm">
            <text:p/>
          </draw:line>
          <draw:custom-shape draw:style-name="gr111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8" draw:layer="layout" svg:x1="11.323cm" svg:y1="5.2cm" svg:x2="16.723cm" svg:y2="5.2cm">
            <text:p/>
          </draw:line>
          <draw:line draw:style-name="gr36" draw:text-style-name="P28" draw:layer="layout" svg:x1="11.323cm" svg:y1="6.8cm" svg:x2="16.723cm" svg:y2="6.8cm">
            <text:p/>
          </draw:line>
          <draw:line draw:style-name="gr37" draw:text-style-name="P4" draw:layer="layout" svg:x1="13.331cm" svg:y1="4.4cm" svg:x2="16.731cm" svg:y2="4.4cm">
            <text:p/>
          </draw:line>
          <draw:line draw:style-name="gr34" draw:text-style-name="P28" draw:layer="layout" svg:x1="13.323cm" svg:y1="5.6cm" svg:x2="13.323cm" svg:y2="7.6cm">
            <text:p/>
          </draw:line>
          <draw:line draw:style-name="gr37" draw:text-style-name="P4" draw:layer="layout" svg:x1="13.331cm" svg:y1="6cm" svg:x2="16.731cm" svg:y2="6cm">
            <text:p/>
          </draw:line>
          <draw:line draw:style-name="gr34" draw:text-style-name="P28" draw:layer="layout" svg:x1="13.323cm" svg:y1="7.6cm" svg:x2="13.323cm" svg:y2="8.4cm">
            <text:p/>
          </draw:line>
          <draw:line draw:style-name="gr37" draw:text-style-name="P4" draw:layer="layout" svg:x1="13.331cm" svg:y1="7.6cm" svg:x2="16.731cm" svg:y2="7.6cm">
            <text:p/>
          </draw:line>
          <draw:line draw:style-name="gr36" draw:text-style-name="P28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12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21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21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29" draw:layer="layout" svg:width="0.8cm" svg:height="0.24cm" svg:x="15.027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0" draw:text-style-name="P28" draw:layer="layout" svg:x1="11.323cm" svg:y1="3.6cm" svg:x2="16.723cm" svg:y2="3.6cm">
            <text:p/>
          </draw:line>
          <draw:frame draw:style-name="gr110" draw:text-style-name="P49" draw:layer="layout" svg:width="2.121cm" svg:height="0.645cm" svg:x="11.201cm" svg:y="5.701cm">
            <draw:text-box>
              <text:p text:style-name="P22"><text:span text:style-name="T3">Family B</text:span></text:p>
            </draw:text-box>
          </draw:frame>
          <draw:frame draw:style-name="gr110" draw:text-style-name="P49" draw:layer="layout" svg:width="2.121cm" svg:height="0.645cm" svg:x="11.202cm" svg:y="7.302cm">
            <draw:text-box>
              <text:p text:style-name="P22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>
              <text:p/>
            </draw:image>
            <draw:image xlink:href="Pictures/100002010000006B0000006BFA135728F57DC340.png" xlink:type="simple" xlink:show="embed" xlink:actuate="onLoad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>
              <text:p/>
            </draw:image>
            <draw:image xlink:href="Pictures/100002010000006B0000006B8BF034C20BFB0C1A.png" xlink:type="simple" xlink:show="embed" xlink:actuate="onLoad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>
              <text:p/>
            </draw:image>
            <draw:image xlink:href="Pictures/100002010000006B0000006BFA135728F57DC340.png" xlink:type="simple" xlink:show="embed" xlink:actuate="onLoad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>
              <text:p/>
            </draw:image>
            <draw:image xlink:href="Pictures/100002010000006B0000006B8BF034C20BFB0C1A.png" xlink:type="simple" xlink:show="embed" xlink:actuate="onLoad"/>
          </draw:frame>
          <draw:g>
            <draw:line draw:style-name="gr34" draw:text-style-name="P28" draw:layer="layout" svg:x1="14.123cm" svg:y1="3.6cm" svg:x2="14.123cm" svg:y2="5.6cm">
              <text:p/>
            </draw:line>
            <draw:line draw:style-name="gr34" draw:text-style-name="P28" draw:layer="layout" svg:x1="14.123cm" svg:y1="5.6cm" svg:x2="14.123cm" svg:y2="7.6cm">
              <text:p/>
            </draw:line>
            <draw:line draw:style-name="gr34" draw:text-style-name="P28" draw:layer="layout" svg:x1="14.123cm" svg:y1="7.6cm" svg:x2="14.123cm" svg:y2="8.4cm">
              <text:p/>
            </draw:line>
          </draw:g>
        </draw:g>
        <presentation:notes draw:style-name="dp2">
          <draw:page-thumbnail draw:style-name="gr59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6T15:56:39.402562685</meta:creation-date>
    <dc:date>2022-10-03T11:22:24.441975653</dc:date>
    <meta:editing-duration>PT21H5M32S</meta:editing-duration>
    <meta:editing-cycles>30</meta:editing-cycles>
    <meta:generator>LibreOffice/6.0.7.3$Linux_X86_64 LibreOffice_project/00m0$Build-3</meta:generator>
    <dc:creator>Leonor </dc:creator>
    <meta:document-statistic meta:object-count="440"/>
  </office:meta>
</office:document-meta>
</file>